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ba6" officeooo:paragraph-rsid="000abec0"/>
    </style:style>
    <style:style style:name="P2" style:family="paragraph" style:parent-style-name="Standard">
      <style:text-properties fo:language="es" fo:country="ES" officeooo:rsid="00073ba6" officeooo:paragraph-rsid="0007e565"/>
    </style:style>
    <style:style style:name="P3" style:family="paragraph" style:parent-style-name="Standard">
      <style:text-properties fo:language="es" fo:country="ES" officeooo:rsid="00073ba6" officeooo:paragraph-rsid="000abec0"/>
    </style:style>
    <style:style style:name="P4" style:family="paragraph" style:parent-style-name="Standard">
      <style:text-properties officeooo:paragraph-rsid="000abec0"/>
    </style:style>
    <style:style style:name="P5" style:family="paragraph" style:parent-style-name="Standard">
      <style:text-properties officeooo:paragraph-rsid="00167e69"/>
    </style:style>
    <style:style style:name="P6" style:family="paragraph" style:parent-style-name="Standard">
      <style:text-properties fo:language="es" fo:country="ES" officeooo:rsid="00073ba6" officeooo:paragraph-rsid="000ab666"/>
    </style:style>
    <style:style style:name="P7" style:family="paragraph" style:parent-style-name="Standard" style:list-style-name="L3">
      <style:text-properties fo:font-size="20pt" fo:language="es" fo:country="ES" officeooo:rsid="00182edb" officeooo:paragraph-rsid="00182edb" style:font-size-asian="20pt" style:font-size-complex="2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73ba6"/>
    </style:style>
    <style:style style:name="T3" style:family="text">
      <style:text-properties fo:language="es" fo:country="ES" officeooo:rsid="000ab666"/>
    </style:style>
    <style:style style:name="T4" style:family="text">
      <style:text-properties fo:language="es" fo:country="ES" officeooo:rsid="00120b92"/>
    </style:style>
    <style:style style:name="T5" style:family="text">
      <style:text-properties fo:language="es" fo:country="ES" officeooo:rsid="00167e69"/>
    </style:style>
    <style:style style:name="T6" style:family="text">
      <style:text-properties officeooo:rsid="00073ba6"/>
    </style:style>
    <style:style style:name="T7" style:family="text">
      <style:text-properties fo:font-size="14pt" officeooo:rsid="00120b92" style:font-size-asian="14pt" style:font-size-complex="14pt"/>
    </style:style>
    <style:style style:name="T8" style:family="text">
      <style:text-properties fo:font-size="14pt" fo:language="es" fo:country="ES" officeooo:rsid="00073ba6" style:font-size-asian="14pt" style:font-size-complex="14pt"/>
    </style:style>
    <style:style style:name="T9" style:family="text">
      <style:text-properties fo:font-size="14pt" fo:language="es" fo:country="ES" officeooo:rsid="00120b92" style:font-size-asian="14pt" style:font-size-complex="14pt"/>
    </style:style>
    <style:style style:name="T10" style:family="text">
      <style:text-properties fo:font-size="14pt" fo:language="es" fo:country="ES" fo:font-weight="bold" officeooo:rsid="00073ba6" style:font-size-asian="14pt" style:font-weight-asian="bold" style:font-size-complex="14pt" style:font-weight-complex="bold"/>
    </style:style>
    <style:style style:name="T11" style:family="text">
      <style:text-properties fo:font-size="14pt" fo:language="es" fo:country="ES" fo:font-weight="bold" officeooo:rsid="00120b92" style:font-size-asian="14pt" style:font-weight-asian="bold" style:font-size-complex="14pt" style:font-weight-complex="bold"/>
    </style:style>
    <style:style style:name="T12" style:family="text">
      <style:text-properties fo:font-size="16pt" fo:language="es" fo:country="ES" fo:font-weight="bold" officeooo:rsid="00120b92" style:font-size-asian="16pt" style:font-weight-asian="bold" style:font-size-complex="16pt" style:font-weight-complex="bold"/>
    </style:style>
    <style:style style:name="T13" style:family="text">
      <style:text-properties fo:font-size="16pt" fo:language="es" fo:country="ES" fo:font-weight="bold" officeooo:rsid="00073ba6" style:font-size-asian="16pt" style:font-weight-asian="bold" style:font-size-complex="16pt" style:font-weight-complex="bold"/>
    </style:style>
    <style:style style:name="T14" style:family="text">
      <style:text-properties fo:font-size="16pt" fo:language="es" fo:country="ES" officeooo:rsid="00073ba6" style:font-size-asian="16pt" style:font-size-complex="16pt"/>
    </style:style>
    <style:style style:name="T15" style:family="text">
      <style:text-properties fo:font-size="16pt" fo:language="es" fo:country="ES" officeooo:rsid="00120b92" style:font-size-asian="16pt" style:font-size-complex="16pt"/>
    </style:style>
    <style:style style:name="T16" style:family="text">
      <style:text-properties fo:color="#c9211e" fo:font-size="16pt" fo:language="es" fo:country="ES" fo:font-weight="bold" officeooo:rsid="000abec0" style:font-size-asian="16pt" style:font-weight-asian="bold" style:font-size-complex="16pt" style:font-weight-complex="bold"/>
    </style:style>
    <style:style style:name="T17" style:family="text">
      <style:text-properties fo:color="#c9211e" fo:font-size="16pt" fo:language="es" fo:country="ES" fo:font-weight="bold" officeooo:rsid="00120b92" style:font-size-asian="16pt" style:font-weight-asian="bold" style:font-size-complex="16pt" style:font-weight-complex="bold"/>
    </style:style>
    <style:style style:name="T18" style:family="text">
      <style:text-properties fo:color="#c9211e" fo:font-size="14pt" officeooo:rsid="00120b92" style:font-size-asian="14pt" style:font-size-complex="14pt"/>
    </style:style>
    <style:style style:name="T19" style:family="text">
      <style:text-properties fo:color="#c9211e" fo:font-size="20pt" officeooo:rsid="00120b92" style:font-size-asian="20pt" style:font-size-complex="20pt"/>
    </style:style>
    <style:style style:name="T20" style:family="text">
      <style:text-properties fo:color="#c9211e" fo:font-size="20pt" officeooo:rsid="00182edb" style:font-size-asian="20pt" style:font-size-complex="20pt"/>
    </style:style>
    <style:style style:name="T21" style:family="text">
      <style:text-properties fo:color="#c9211e" fo:font-size="20pt" fo:language="es" fo:country="ES" fo:font-weight="bold" officeooo:rsid="000abec0" style:font-size-asian="20pt" style:font-weight-asian="bold" style:font-size-complex="20pt" style:font-weight-complex="bold"/>
    </style:style>
    <style:style style:name="T22" style:family="text">
      <style:text-properties fo:color="#c9211e" fo:font-size="20pt" fo:language="es" fo:country="ES" fo:font-weight="bold" officeooo:rsid="00120b92" style:font-size-asian="20pt" style:font-weight-asian="bold" style:font-size-complex="20pt" style:font-weight-complex="bold"/>
    </style:style>
    <style:style style:name="T23" style:family="text">
      <style:text-properties officeooo:rsid="00182edb"/>
    </style:style>
    <style:style style:name="T24" style:family="text">
      <style:text-properties fo:font-size="18pt" fo:language="es" fo:country="ES" officeooo:rsid="00073ba6" style:font-size-asian="18pt" style:font-size-complex="18pt"/>
    </style:style>
    <style:style style:name="T25" style:family="text">
      <style:text-properties fo:font-size="18pt" fo:language="es" fo:country="ES" officeooo:rsid="00120b92" style:font-size-asian="18pt" style:font-size-complex="18pt"/>
    </style:style>
    <style:style style:name="T26" style:family="text">
      <style:text-properties fo:font-size="20pt" fo:language="es" fo:country="ES" officeooo:rsid="00073ba6" style:font-size-asian="20pt" style:font-size-complex="20pt"/>
    </style:style>
    <style:style style:name="T27" style:family="text">
      <style:text-properties fo:font-size="20pt" fo:language="es" fo:country="ES" officeooo:rsid="00120b92" style:font-size-asian="20pt" style:font-size-complex="20pt"/>
    </style:style>
    <style:style style:name="T28" style:family="text">
      <style:text-properties fo:font-size="20pt" fo:language="es" fo:country="ES" fo:font-weight="bold" officeooo:rsid="00073ba6" style:font-size-asian="20pt" style:font-weight-asian="bold" style:font-size-complex="20pt" style:font-weight-complex="bold"/>
    </style:style>
    <style:style style:name="T29" style:family="text">
      <style:text-properties fo:font-size="20pt" fo:language="es" fo:country="ES" fo:font-weight="bold" officeooo:rsid="00120b92" style:font-size-asian="20pt" style:font-weight-asian="bold" style:font-size-complex="20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0.022cm" fo:text-indent="-0.635cm" fo:margin-left="10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657cm" fo:text-indent="-0.635cm" fo:margin-left="10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292cm" fo:text-indent="-0.635cm" fo:margin-left="11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927cm" fo:text-indent="-0.635cm" fo:margin-left="11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562cm" fo:text-indent="-0.635cm" fo:margin-left="12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3.197cm" fo:text-indent="-0.635cm" fo:margin-left="13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832cm" fo:text-indent="-0.635cm" fo:margin-left="13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467cm" fo:text-indent="-0.635cm" fo:margin-left="14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.102cm" fo:text-indent="-0.635cm" fo:margin-left="15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737cm" fo:text-indent="-0.635cm" fo:margin-left="15.73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117cm" fo:text-indent="-0.635cm" fo:margin-left="8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752cm" fo:text-indent="-0.635cm" fo:margin-left="8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387cm" fo:text-indent="-0.635cm" fo:margin-left="9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022cm" fo:text-indent="-0.635cm" fo:margin-left="10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657cm" fo:text-indent="-0.635cm" fo:margin-left="10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292cm" fo:text-indent="-0.635cm" fo:margin-left="11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927cm" fo:text-indent="-0.635cm" fo:margin-left="11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562cm" fo:text-indent="-0.635cm" fo:margin-left="12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197cm" fo:text-indent="-0.635cm" fo:margin-left="13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832cm" fo:text-indent="-0.635cm" fo:margin-left="13.83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end="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54cm" fo:min-width="2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line-break/><text:line-break/> <text:s text:c="15"/></text:span><text:span text:style-name="T26">Magistral</text:span><text:span text:style-name="T27">a</text:span><text:span text:style-name="T2"><text:tab/><text:tab/><text:tab/> <text:s text:c="13"/></text:span><text:span text:style-name="T3"><text:s/></text:span><text:span text:style-name="T27">Gelako praktikak</text:span><text:span text:style-name="T9"><text:tab/><text:tab/> <text:s text:c="5"/></text:span><text:span text:style-name="T27">Laborategiko praktikak</text:span></text:p>
      <text:p text:style-name="P6"><draw:line text:anchor-type="paragraph" draw:z-index="5" draw:name="Forma1_0" draw:style-name="gr1" draw:text-style-name="P8" svg:x1="0.064cm" svg:y1="0.308cm" svg:x2="6.559cm" svg:y2="0.259cm"><text:p/></draw:line><draw:line text:anchor-type="paragraph" draw:z-index="6" draw:name="Forma1_2" draw:style-name="gr1" draw:text-style-name="P8" svg:x1="8.347cm" svg:y1="0.211cm" svg:x2="14.842cm" svg:y2="0.162cm"><text:p/></draw:line><draw:line text:anchor-type="paragraph" draw:z-index="8" draw:name="Forma1_3" draw:style-name="gr1" draw:text-style-name="P8" svg:x1="17.059cm" svg:y1="0.211cm" svg:x2="23.554cm" svg:y2="0.162cm"><text:p/></draw:line><text:tab/> <text:s/><text:tab/> <text:s text:c="6"/></text:p>
      <text:p text:style-name="P6"><draw:frame draw:style-name="fr1" draw:name="Objektua3" text:anchor-type="char" svg:x="8.906cm" svg:y="0.383cm" svg:width="5.091cm" svg:height="3.607cm" draw:z-index="1"><draw:object xlink:href="./Object 3" xlink:type="simple" xlink:show="embed" xlink:actuate="onLoad"/><draw:image xlink:href="./ObjectReplacements/Object 3" xlink:type="simple" xlink:show="embed" xlink:actuate="onLoad"/><svg:desc>diagrama</svg:desc></draw:frame><draw:frame draw:style-name="fr1" draw:name="Objektua2" text:anchor-type="char" svg:x="16.997cm" svg:y="0.365cm" svg:width="5.138cm" svg:height="3.64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ktua1" text:anchor-type="char" svg:x="0.146cm" svg:y="0.016cm" svg:width="6.858cm" svg:height="3.6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line-break/><text:line-break/><text:line-break/><text:line-break/><text:line-break/><text:line-break/> <text:s text:c="4"/></text:p>
      <text:p text:style-name="P5"><text:span text:style-name="T2"><text:s text:c="20"/></text:span><text:span text:style-name="T26"><text:s/></text:span><text:span text:style-name="T28">3 </text:span><text:span text:style-name="T29">ordu</text:span><text:span text:style-name="T27"> </text:span><text:span text:style-name="T4"><text:tab/> <text:s/></text:span><text:span text:style-name="T2"><text:tab/><text:tab/> <text:s text:c="11"/></text:span><text:span text:style-name="T5"><text:s text:c="11"/></text:span><text:span text:style-name="T2"><text:s/></text:span><text:span text:style-name="T26"><text:s text:c="2"/></text:span><text:span text:style-name="T28">45 min </text:span><text:span text:style-name="T10"><text:tab/><text:tab/><text:tab/><text:tab/> <text:s text:c="8"/></text:span><text:span text:style-name="T28">45 min</text:span><text:span text:style-name="T10"> </text:span><text:span text:style-name="T2"><text:line-break/><text:line-break/></text:span></text:p>
      <text:p text:style-name="P5"><text:span text:style-name="T2"/></text:p>
      <text:p text:style-name="P5"><text:span text:style-name="T2"/></text:p>
      <text:p text:style-name="P5"><text:span text:style-name="T2"><text:line-break/></text:span><text:span text:style-name="T6"> <text:s text:c="3"/></text:span><text:span text:style-name="T20">Es</text:span><text:span text:style-name="T19">kola ordutegitik kanpo</text:span></text:p>
      <text:p text:style-name="P1"><draw:line text:anchor-type="paragraph" draw:z-index="4" draw:name="Forma1" draw:style-name="gr1" draw:text-style-name="P8" svg:x1="0.665cm" svg:y1="0.165cm" svg:x2="7.16cm" svg:y2="0.116cm"><text:p/></draw:line><text:span text:style-name="T1"><text:s text:c="6"/></text:span><text:line-break/><draw:frame draw:style-name="fr1" draw:name="Objektua4" text:anchor-type="char" svg:x="0.497cm" svg:y="0.439cm" svg:width="6.244cm" svg:height="3.5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list xml:id="list1458787185" text:style-name="L3">
        <text:list-item>
          <text:p text:style-name="P7">6 kreditu</text:p>
        </text:list-item>
        <text:list-item>
          <text:p text:style-name="P7">10.5 ordu astero</text:p>
        </text:list-item>
      </text:list>
      <text:p text:style-name="P3"/>
      <text:p text:style-name="P3"><text:line-break/> <text:s text:c="2"/></text:p>
      <text:p text:style-name="P3"><draw:custom-shape text:anchor-type="paragraph" draw:z-index="7" draw:name="Forma2" draw:style-name="gr2" draw:text-style-name="P9" svg:width="2.592cm" svg:height="1.541cm" svg:x="2.323cm" svg:y="0.15cm"><text:p/><draw:enhanced-geometry svg:viewBox="0 0 21600 21600" draw:mirror-horizontal="false" draw:mirror-vertical="false" draw:type="rectangle" draw:enhanced-path="M 0 0 L 21600 0 21600 21600 0 21600 0 0 Z N"/></draw:custom-shape></text:p>
      <text:p text:style-name="P4"><text:span text:style-name="T2"><text:s text:c="23"/></text:span><text:span text:style-name="T26"><text:s/></text:span><text:span text:style-name="T21">6 </text:span><text:span text:style-name="T22">ordu</text:span><text:span text:style-name="T2"><text:tab/></text:span></text:p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4">
      <number:number number:decimal-places="0" loext:min-decimal-places="0" number:min-integer-digits="1"/>
      <number:text>%</number:text>
    </number:percentage-styl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0T16:37:35.312538788</meta:creation-date>
    <meta:generator>LibreOffice/6.4.7.2$Linux_X86_64 LibreOffice_project/40$Build-2</meta:generator>
    <dc:date>2023-07-18T11:41:55.454410235</dc:date>
    <meta:editing-duration>PT2H28M38S</meta:editing-duration>
    <meta:editing-cycles>14</meta:editing-cycles>
    <meta:document-statistic meta:table-count="0" meta:image-count="0" meta:object-count="4" meta:page-count="2" meta:paragraph-count="10" meta:word-count="23" meta:character-count="300" meta:non-whitespace-character-count="1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text>%</number:text>
      <number:number number:decimal-places="2" loext:min-decimal-places="2" number:min-integer-digits="1"/>
    </number:percentage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ngle-offset="345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bf0041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 style:data-style-name="N11">
      <style:chart-properties chart:solid-type="cuboid" chart:link-data-style-to-source="false"/>
      <style:graphic-properties draw:fill-color="#ddddd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857cm" svg:height="3.654cm" xlink:href="." xlink:type="simple" chart:class="chart:circle" chart:style-name="ch1">
        <chart:plot-area chart:style-name="ch2" chart:data-source-has-labels="both" svg:x="1.507cm" svg:y="0.062cm" svg:width="3.506cm" svg:height="3.507cm">
          <chartooo:coordinate-region svg:x="1.507cm" svg:y="0.063cm" svg:width="3.506cm" svg:height="3.506cm"/>
          <chart:axis chart:dimension="x" chart:name="primary-x" chart:style-name="ch3" chartooo:axis-type="text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4285714285714">
                <text:p>0.7142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text>%</number:text>
      <number:number number:decimal-places="2" loext:min-decimal-places="2" number:min-integer-digits="1"/>
    </number:percentage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angle-offset="300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 style:data-style-name="N11">
      <style:chart-properties chart:solid-type="cuboid" chart:link-data-style-to-source="false"/>
      <style:graphic-properties draw:fill-color="#ddddd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137cm" svg:height="3.642cm" xlink:href="." xlink:type="simple" chart:class="chart:circle" chart:style-name="ch1">
        <chart:plot-area chart:style-name="ch2" chart:data-source-has-labels="both" svg:x="0.102cm" svg:y="0.072cm" svg:width="4.933cm" svg:height="3.498cm">
          <chartooo:coordinate-region svg:x="0.82cm" svg:y="0.073cm" svg:width="3.497cm" svg:height="3.497cm"/>
          <chart:axis chart:dimension="x" chart:name="primary-x" chart:style-name="ch3" chartooo:axis-type="text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text>%</number:text>
      <number:number number:decimal-places="2" loext:min-decimal-places="2" number:min-integer-digits="1"/>
    </number:percentage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angle-offset="315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 style:data-style-name="N11">
      <style:chart-properties chart:solid-type="cuboid" chart:link-data-style-to-source="false"/>
      <style:graphic-properties draw:fill-color="#ddddd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9cm" svg:height="3.606cm" xlink:href="." xlink:type="simple" chart:class="chart:circle" chart:style-name="ch1">
        <chart:plot-area chart:style-name="ch2" chart:data-source-has-labels="both" svg:x="0.101cm" svg:y="0.072cm" svg:width="4.888cm" svg:height="3.462cm">
          <chartooo:coordinate-region svg:x="0.814cm" svg:y="0.073cm" svg:width="3.461cm" svg:height="3.461cm"/>
          <chart:axis chart:dimension="x" chart:name="primary-x" chart:style-name="ch3" chartooo:axis-type="text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text>%</number:text>
      <number:number number:decimal-places="2" loext:min-decimal-places="2" number:min-integer-digits="1"/>
    </number:percentage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angle-offset="92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 style:data-style-name="N11">
      <style:chart-properties chart:solid-type="cuboid" chart:link-data-style-to-source="false"/>
      <style:graphic-properties draw:fill-color="#ddddd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243cm" svg:height="3.511cm" xlink:href="." xlink:type="simple" chart:class="chart:circle" chart:style-name="ch1">
        <chart:plot-area chart:style-name="ch2" chart:data-source-has-labels="both" svg:x="0.124cm" svg:y="0.07cm" svg:width="5.995cm" svg:height="3.371cm">
          <chartooo:coordinate-region svg:x="1.436cm" svg:y="0.071cm" svg:width="3.37cm" svg:height="3.37cm"/>
          <chart:axis chart:dimension="x" chart:name="primary-x" chart:style-name="ch3" chartooo:axis-type="text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8571428571429">
                <text:p>0.42857142857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